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New1" svg:font-family="CourierNew"/>
    <style:font-face style:name="CourierNew" svg:font-family="CourierNew" style:font-pitch="variable"/>
    <style:font-face style:name="Liberation Serif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04cm" fo:min-width="0.30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808080"/>
    </style:style>
    <style:style style:name="gr7" style:family="graphic" style:parent-style-name="standard">
      <style:graphic-properties draw:stroke="solid" svg:stroke-width="0.025cm" svg:stroke-color="#666666" draw:stroke-linejoin="miter" svg:stroke-linecap="butt" draw:fill="none" fo:padding-top="0.012cm" fo:padding-bottom="0.012cm" fo:padding-left="0.012cm" fo:padding-right="0.012cm"/>
    </style:style>
    <style:style style:name="gr8" style:family="graphic" style:parent-style-name="standard">
      <style:graphic-properties draw:stroke="solid" svg:stroke-width="0.253cm" svg:stroke-color="#b85450" draw:stroke-linejoin="miter" svg:stroke-linecap="butt" draw:fill="none" fo:padding-top="0.126cm" fo:padding-bottom="0.126cm" fo:padding-left="0.126cm" fo:padding-right="0.126cm"/>
    </style:style>
    <style:style style:name="gr9" style:family="graphic" style:parent-style-name="standard">
      <style:graphic-properties draw:stroke="solid" svg:stroke-width="0.253cm" svg:stroke-color="#82b366" draw:stroke-linejoin="miter" svg:stroke-linecap="butt" draw:fill="none" fo:padding-top="0.126cm" fo:padding-bottom="0.126cm" fo:padding-left="0.126cm" fo:padding-right="0.126cm"/>
    </style:style>
    <style:style style:name="gr10" style:family="graphic" style:parent-style-name="standard">
      <style:graphic-properties draw:stroke="solid" svg:stroke-width="0.253cm" svg:stroke-color="#6c8ebf" draw:stroke-linejoin="miter" svg:stroke-linecap="butt" draw:fill="none" fo:padding-top="0.126cm" fo:padding-bottom="0.126cm" fo:padding-left="0.126cm" fo:padding-right="0.126cm"/>
    </style:style>
    <style:style style:name="gr11" style:family="graphic" style:parent-style-name="standard">
      <style:graphic-properties draw:stroke="solid" svg:stroke-width="0.025cm" svg:stroke-color="#82b366" draw:stroke-linejoin="miter" svg:stroke-linecap="butt" draw:fill="none" fo:padding-top="0.012cm" fo:padding-bottom="0.012cm" fo:padding-left="0.012cm" fo:padding-right="0.012cm"/>
    </style:style>
    <style:style style:name="gr12" style:family="graphic" style:parent-style-name="standard">
      <style:graphic-properties draw:stroke="solid" svg:stroke-width="0.025cm" svg:stroke-color="#b85450" draw:stroke-linejoin="miter" svg:stroke-linecap="butt" draw:fill="none" fo:padding-top="0.012cm" fo:padding-bottom="0.012cm" fo:padding-left="0.012cm" fo:padding-right="0.012cm"/>
    </style:style>
    <style:style style:name="gr13" style:family="graphic" style:parent-style-name="standard">
      <style:graphic-properties draw:stroke="none" draw:fill="solid" draw:fill-color="#f8cecc"/>
    </style:style>
    <style:style style:name="gr14" style:family="graphic" style:parent-style-name="standard">
      <style:graphic-properties draw:stroke="none" draw:fill="solid" draw:fill-color="#e1d5e7"/>
    </style:style>
    <style:style style:name="gr15" style:family="graphic" style:parent-style-name="standard">
      <style:graphic-properties draw:stroke="solid" svg:stroke-width="0.025cm" svg:stroke-color="#9673a6" draw:stroke-linejoin="miter" svg:stroke-linecap="butt" draw:fill="none" fo:padding-top="0.012cm" fo:padding-bottom="0.012cm" fo:padding-left="0.012cm" fo:padding-right="0.012cm"/>
    </style:style>
    <style:style style:name="gr16" style:family="graphic" style:parent-style-name="standard">
      <style:graphic-properties draw:stroke="none" draw:fill="solid" draw:fill-color="#dae8fc"/>
    </style:style>
    <style:style style:name="gr17" style:family="graphic" style:parent-style-name="standard">
      <style:graphic-properties draw:stroke="solid" svg:stroke-width="0.025cm" svg:stroke-color="#6c8ebf" draw:stroke-linejoin="miter" svg:stroke-linecap="butt" draw:fill="none" fo:padding-top="0.012cm" fo:padding-bottom="0.012cm" fo:padding-left="0.012cm" fo:padding-right="0.012cm"/>
    </style:style>
    <style:style style:name="gr18" style:family="graphic" style:parent-style-name="standard">
      <style:graphic-properties draw:stroke="none" draw:fill="solid" draw:fill-color="#d5e8d4"/>
    </style:style>
    <style:style style:name="gr19" style:family="graphic" style:parent-style-name="standard">
      <style:graphic-properties draw:stroke="none" draw:fill="solid" draw:fill-color="#ffe6cc"/>
    </style:style>
    <style:style style:name="gr20" style:family="graphic" style:parent-style-name="standard">
      <style:graphic-properties draw:stroke="solid" svg:stroke-width="0.025cm" svg:stroke-color="#d79b00" draw:stroke-linejoin="miter" svg:stroke-linecap="butt" draw:fill="none" fo:padding-top="0.012cm" fo:padding-bottom="0.012cm" fo:padding-left="0.012cm" fo:padding-right="0.012cm"/>
    </style:style>
    <style:style style:name="gr21" style:family="graphic" style:parent-style-name="standard">
      <style:graphic-properties draw:stroke="none" draw:fill="solid" draw:fill-color="#f5f5f5"/>
    </style:style>
    <style:style style:name="gr22" style:family="graphic" style:parent-style-name="standard">
      <style:graphic-properties draw:stroke="none" draw:fill="solid" draw:fill-color="#cdeb8b"/>
    </style:style>
    <style:style style:name="gr23" style:family="graphic" style:parent-style-name="standard">
      <style:graphic-properties draw:stroke="solid" svg:stroke-width="0.025cm" svg:stroke-color="#36393d" draw:stroke-linejoin="miter" svg:stroke-linecap="butt" draw:fill="none" fo:padding-top="0.012cm" fo:padding-bottom="0.012cm" fo:padding-left="0.012cm" fo:padding-right="0.01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P7" style:family="paragraph">
      <loext:graphic-properties draw:fill="solid" draw:fill-color="#808080"/>
    </style:style>
    <style:style style:name="P8" style:family="paragraph">
      <loext:graphic-properties draw:fill="solid" draw:fill-color="#f8cecc"/>
    </style:style>
    <style:style style:name="P9" style:family="paragraph">
      <loext:graphic-properties draw:fill="solid" draw:fill-color="#e1d5e7"/>
    </style:style>
    <style:style style:name="P10" style:family="paragraph">
      <loext:graphic-properties draw:fill="solid" draw:fill-color="#dae8fc"/>
    </style:style>
    <style:style style:name="P11" style:family="paragraph">
      <loext:graphic-properties draw:fill="solid" draw:fill-color="#d5e8d4"/>
    </style:style>
    <style:style style:name="P12" style:family="paragraph">
      <loext:graphic-properties draw:fill="solid" draw:fill-color="#ffe6cc"/>
    </style:style>
    <style:style style:name="P13" style:family="paragraph">
      <loext:graphic-properties draw:fill="solid" draw:fill-color="#f5f5f5"/>
    </style:style>
    <style:style style:name="P14" style:family="paragraph">
      <loext:graphic-properties draw:fill="solid" draw:fill-color="#cdeb8b"/>
    </style:style>
    <style:style style:name="T1" style:family="text">
      <style:text-properties fo:color="#000000" style:font-name="CourierNew1" fo:font-size="7.19999980926514pt" style:font-size-asian="7.19999980926514pt" style:font-name-complex="CourierNew1" style:font-size-complex="7.19999980926514pt"/>
    </style:style>
    <style:style style:name="T2" style:family="text">
      <style:text-properties fo:color="#000000" style:font-name="CourierNew1" fo:font-size="8.69999980926514pt" style:font-size-asian="8.69999980926514pt" style:font-name-complex="CourierNew1" style:font-size-complex="8.69999980926514pt"/>
    </style:style>
    <style:style style:name="T3" style:family="text">
      <style:text-properties fo:color="#333333" style:font-name="CourierNew1" fo:font-size="8.69999980926514pt" style:font-size-asian="8.69999980926514pt" style:font-name-complex="CourierNew1" style:font-size-complex="8.6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684cm" svg:x="0cm" svg:y="0cm" svg:viewBox="0 0 21026 29685" draw:points="0,0 21026,0 21026,29685 0,29685">
          <text:p/>
        </draw:polygon>
        <draw:polygon draw:style-name="gr1" draw:text-style-name="P1" draw:layer="layout" svg:width="21.025cm" svg:height="11.699cm" svg:x="0cm" svg:y="0cm" svg:viewBox="0 0 21026 11700" draw:points="0,0 21026,0 21026,11700 0,11700">
          <text:p/>
        </draw:polygon>
        <draw:polygon draw:style-name="gr1" draw:text-style-name="P1" draw:layer="layout" svg:width="2.031cm" svg:height="4.571cm" svg:x="1.028cm" svg:y="6.614cm" svg:viewBox="0 0 2032 4572" draw:points="0,0 2032,0 2032,4572 0,4572">
          <text:p/>
        </draw:polygon>
        <draw:polygon draw:style-name="gr2" draw:text-style-name="P2" draw:layer="layout" svg:width="2.031cm" svg:height="4.571cm" svg:x="1.028cm" svg:y="6.614cm" svg:viewBox="0 0 2032 4572" draw:points="0,0 2032,0 2032,4572 0,4572">
          <text:p/>
        </draw:polygon>
        <draw:polygon draw:style-name="gr1" draw:text-style-name="P1" draw:layer="layout" svg:width="2.032cm" svg:height="10.157cm" svg:x="7.122cm" svg:y="1.028cm" svg:viewBox="0 0 2033 10158" draw:points="0,0 2033,0 2033,10158 0,10158">
          <text:p/>
        </draw:polygon>
        <draw:polygon draw:style-name="gr2" draw:text-style-name="P2" draw:layer="layout" svg:width="2.032cm" svg:height="10.157cm" svg:x="7.122cm" svg:y="1.028cm" svg:viewBox="0 0 2033 10158" draw:points="0,0 2033,0 2033,10158 0,10158">
          <text:p/>
        </draw:polygon>
        <draw:frame draw:style-name="gr3" draw:text-style-name="P4" draw:layer="layout" svg:width="1.983cm" svg:height="0.289cm" svg:x="5.079cm" svg:y="6.721cm">
          <draw:text-box>
            <text:p text:style-name="P3"><text:span text:style-name="T1">0x7f_ffffffff</text:span></text:p>
          </draw:text-box>
        </draw:frame>
        <draw:path draw:style-name="gr4" draw:text-style-name="P5" draw:layer="layout" svg:width="2.053cm" svg:height="3.061cm" svg:x="9.143cm" svg:y="2.037cm" svg:viewBox="0 0 2054 3062" svg:d="M21 0l43 63-22 14-42-63zM107 126l42 64-21 14-43-64zM191 253l43 64-22 14-42-64zM276 380l42 63-21 14-42-63zM360 507l43 63-22 14-42-63zM445 633l42 64-21 14-42-63zM529 760l43 64-21 14-43-64zM614 887l42 63-21 14-42-63zM698 1014l43 63-21 14-43-63zM783 1141l42 63-21 14-42-63zM867 1267l43 64-21 14-43-64zM952 1394l42 63-21 15-42-64zM1036 1521l43 63-21 14-43-63zM1121 1648l42 63-21 14-42-63zM1205 1774l43 64-21 14-43-64zM1290 1901l42 64-21 14-42-64zM1375 2028l42 63-21 14-43-63zM1459 2155l42 63-21 14-42-63zM1544 2281l42 64-21 14-43-63zM1628 2408l42 64-21 14-42-64zM1713 2535l42 64-21 14-43-64zM1797 2663l42 63-21 14-42-63zM1882 2790l42 63-21 14-43-63zM1966 2916l42 64-21 14-42-64zM2051 3043l3 5-21 14-3-5z">
          <text:p/>
        </draw:path>
        <draw:polygon draw:style-name="gr1" draw:text-style-name="P1" draw:layer="layout" svg:width="2.032cm" svg:height="1.015cm" svg:x="7.122cm" svg:y="2.044cm" svg:viewBox="0 0 2033 1016" draw:points="0,0 2033,0 2033,1016 0,1016">
          <text:p/>
        </draw:polygon>
        <draw:polygon draw:style-name="gr2" draw:text-style-name="P2" draw:layer="layout" svg:width="2.032cm" svg:height="1.015cm" svg:x="7.122cm" svg:y="2.044cm" svg:viewBox="0 0 2033 1016" draw:points="0,0 2033,0 2033,1016 0,1016">
          <text:p/>
        </draw:polygon>
        <draw:frame draw:style-name="gr3" draw:text-style-name="P4" draw:layer="layout" svg:width="1.983cm" svg:height="0.289cm" svg:x="5.079cm" svg:y="10.784cm">
          <draw:text-box>
            <text:p text:style-name="P3"><text:span text:style-name="T1">0x00_00000000</text:span></text:p>
          </draw:text-box>
        </draw:frame>
        <draw:polygon draw:style-name="gr1" draw:text-style-name="P1" draw:layer="layout" svg:width="2.032cm" svg:height="10.157cm" svg:x="11.185cm" svg:y="1.028cm" svg:viewBox="0 0 2033 10158" draw:points="0,0 2033,0 2033,10158 0,10158">
          <text:p/>
        </draw:polygon>
        <draw:polygon draw:style-name="gr2" draw:text-style-name="P2" draw:layer="layout" svg:width="2.032cm" svg:height="10.157cm" svg:x="11.185cm" svg:y="1.028cm" svg:viewBox="0 0 2033 10158" draw:points="0,0 2033,0 2033,10158 0,10158">
          <text:p/>
        </draw:polygon>
        <draw:frame draw:style-name="gr5" draw:text-style-name="P6" draw:layer="layout" svg:width="1.094cm" svg:height="0.348cm" svg:x="7.577cm" svg:y="2.387cm">
          <draw:text-box>
            <text:p text:style-name="P3"><text:span text:style-name="T2">Kernel</text:span></text:p>
          </draw:text-box>
        </draw:frame>
        <draw:frame draw:style-name="gr5" draw:text-style-name="P6" draw:layer="layout" svg:width="3.412cm" svg:height="0.348cm" svg:x="6.937cm" svg:y="0.61cm">
          <draw:text-box>
            <text:p text:style-name="P3"><text:span text:style-name="T2">Virtual</text:span><text:span text:style-name="T2"><text:tab/></text:span><text:span text:style-name="T2">Space</text:span></text:p>
          </draw:text-box>
        </draw:frame>
        <draw:polygon draw:style-name="gr1" draw:text-style-name="P1" draw:layer="layout" svg:width="2.032cm" svg:height="0.508cm" svg:x="11.185cm" svg:y="10.677cm" svg:viewBox="0 0 2033 509" draw:points="0,0 2033,0 2033,509 0,509">
          <text:p/>
        </draw:polygon>
        <draw:polygon draw:style-name="gr2" draw:text-style-name="P2" draw:layer="layout" svg:width="2.032cm" svg:height="0.508cm" svg:x="11.185cm" svg:y="10.677cm" svg:viewBox="0 0 2033 509" draw:points="0,0 2033,0 2033,509 0,509">
          <text:p/>
        </draw:polygon>
        <draw:frame draw:style-name="gr5" draw:text-style-name="P6" draw:layer="layout" svg:width="3.594cm" svg:height="0.348cm" svg:x="10.817cm" svg:y="0.61cm">
          <draw:text-box>
            <text:p text:style-name="P3"><text:span text:style-name="T2">Physical</text:span><text:span text:style-name="T2"><text:tab/></text:span><text:span text:style-name="T2">Memory</text:span></text:p>
          </draw:text-box>
        </draw:frame>
        <draw:frame draw:style-name="gr3" draw:text-style-name="P4" draw:layer="layout" svg:width="1.526cm" svg:height="0.289cm" svg:x="13.255cm" svg:y="11.038cm">
          <draw:text-box>
            <text:p text:style-name="P3"><text:span text:style-name="T1">0x00000000</text:span></text:p>
          </draw:text-box>
        </draw:frame>
        <draw:polygon draw:style-name="gr1" draw:text-style-name="P1" draw:layer="layout" svg:width="2.032cm" svg:height="1.015cm" svg:x="11.185cm" svg:y="6.107cm" svg:viewBox="0 0 2033 1016" draw:points="0,0 2033,0 2033,1016 0,1016">
          <text:p/>
        </draw:polygon>
        <draw:polygon draw:style-name="gr2" draw:text-style-name="P2" draw:layer="layout" svg:width="2.032cm" svg:height="1.015cm" svg:x="11.185cm" svg:y="6.107cm" svg:viewBox="0 0 2033 1016" draw:points="0,0 2033,0 2033,1016 0,1016">
          <text:p/>
        </draw:polygon>
        <draw:frame draw:style-name="gr3" draw:text-style-name="P4" draw:layer="layout" svg:width="1.526cm" svg:height="0.289cm" svg:x="13.255cm" svg:y="6.975cm">
          <draw:text-box>
            <text:p text:style-name="P3"><text:span text:style-name="T1">0x80000000</text:span></text:p>
          </draw:text-box>
        </draw:frame>
        <draw:frame draw:style-name="gr5" draw:text-style-name="P6" draw:layer="layout" svg:width="1.276cm" svg:height="0.348cm" svg:x="11.548cm" svg:y="6.45cm">
          <draw:text-box>
            <text:p text:style-name="P3"><text:span text:style-name="T2">OpenSBI</text:span></text:p>
          </draw:text-box>
        </draw:frame>
        <draw:polygon draw:style-name="gr1" draw:text-style-name="P1" draw:layer="layout" svg:width="2.032cm" svg:height="1.016cm" svg:x="11.185cm" svg:y="5.091cm" svg:viewBox="0 0 2033 1017" draw:points="0,0 2033,0 2033,1017 0,1017">
          <text:p/>
        </draw:polygon>
        <draw:polygon draw:style-name="gr2" draw:text-style-name="P2" draw:layer="layout" svg:width="2.032cm" svg:height="1.016cm" svg:x="11.185cm" svg:y="5.091cm" svg:viewBox="0 0 2033 1017" draw:points="0,0 2033,0 2033,1017 0,1017">
          <text:p/>
        </draw:polygon>
        <draw:frame draw:style-name="gr3" draw:text-style-name="P4" draw:layer="layout" svg:width="1.526cm" svg:height="0.289cm" svg:x="13.255cm" svg:y="5.959cm">
          <draw:text-box>
            <text:p text:style-name="P3"><text:span text:style-name="T1">0x80200000</text:span></text:p>
          </draw:text-box>
        </draw:frame>
        <draw:polygon draw:style-name="gr1" draw:text-style-name="P1" draw:layer="layout" svg:width="2.032cm" svg:height="3.047cm" svg:x="11.185cm" svg:y="2.044cm" svg:viewBox="0 0 2033 3048" draw:points="0,0 2033,0 2033,3048 0,3048">
          <text:p/>
        </draw:polygon>
        <draw:polygon draw:style-name="gr2" draw:text-style-name="P2" draw:layer="layout" svg:width="2.032cm" svg:height="3.047cm" svg:x="11.185cm" svg:y="2.044cm" svg:viewBox="0 0 2033 3048" draw:points="0,0 2033,0 2033,3048 0,3048">
          <text:p/>
        </draw:polygon>
        <draw:frame draw:style-name="gr5" draw:text-style-name="P6" draw:layer="layout" svg:width="0.912cm" svg:height="0.348cm" svg:x="11.731cm" svg:y="5.434cm">
          <draw:text-box>
            <text:p text:style-name="P3"><text:span text:style-name="T2">rCore</text:span></text:p>
          </draw:text-box>
        </draw:frame>
        <draw:frame draw:style-name="gr5" draw:text-style-name="P6" draw:layer="layout" svg:width="1.64cm" svg:height="0.348cm" svg:x="11.366cm" svg:y="3.225cm">
          <draw:text-box>
            <text:p text:style-name="P3"><text:span text:style-name="T2">Available</text:span></text:p>
          </draw:text-box>
        </draw:frame>
        <draw:path draw:style-name="gr4" draw:text-style-name="P5" draw:layer="layout" svg:width="2.053cm" svg:height="3.062cm" svg:x="9.143cm" svg:y="3.052cm" svg:viewBox="0 0 2054 3063" svg:d="M21 0l43 64-22 14-42-64zM107 127l42 63-21 15-43-64zM191 254l43 63-22 14-42-63zM276 381l42 63-21 14-42-63zM360 507l43 64-22 14-42-63zM445 634l42 64-21 14-42-64zM529 761l43 63-21 14-43-63zM614 888l42 63-21 14-42-63zM698 1014l43 64-21 14-43-63zM783 1141l42 64-21 14-42-64zM867 1268l43 63-21 15-43-64zM952 1395l42 63-21 14-42-63zM1036 1522l43 64-21 14-43-64zM1121 1649l42 64-21 14-42-64zM1205 1776l43 64-21 14-43-64zM1290 1903l42 63-21 14-42-63zM1375 2030l42 63-21 14-43-63zM1459 2156l42 64-21 14-42-63zM1544 2283l42 64-21 14-43-64zM1628 2410l42 63-21 14-42-63zM1713 2537l42 63-21 14-43-63zM1797 2664l42 63-21 14-42-63zM1882 2790l42 64-21 14-43-64zM1966 2917l42 63-21 15-42-64zM2051 3044l3 5-21 14-3-5z">
          <text:p/>
        </draw:path>
        <draw:frame draw:style-name="gr5" draw:text-style-name="P6" draw:layer="layout" svg:width="1.094cm" svg:height="0.348cm" svg:x="11.64cm" svg:y="3.581cm">
          <draw:text-box>
            <text:p text:style-name="P3"><text:span text:style-name="T2">Memory</text:span></text:p>
          </draw:text-box>
        </draw:frame>
        <draw:path draw:style-name="gr4" draw:text-style-name="P5" draw:layer="layout" svg:width="2.054cm" svg:height="7.112cm" svg:x="9.142cm" svg:y="4.072cm" svg:viewBox="0 0 2055 7113" svg:d="M24 0l21 73-25 7-20-73zM66 146l21 73-25 7-21-73zM109 293l21 73-25 7-22-73zM151 439l20 73-24 7-21-73zM192 586l21 73-24 7-21-73zM234 732l21 73-24 7-21-73zM276 879l21 73-24 7-21-73zM318 1025l21 73-25 7-20-73zM360 1172l21 73-25 7-21-73zM402 1318l21 73-25 7-21-73zM444 1465l20 73-24 7-21-73zM485 1611l21 73-24 7-21-73zM527 1758l21 73-24 7-21-73zM569 1904l21 73-24 7-21-73zM611 2051l21 73-25 7-20-73zM653 2197l21 73-25 7-21-73zM695 2344l21 73-25 7-21-73zM737 2490l20 73-24 7-21-73zM778 2637l21 73-24 7-21-73zM820 2783l21 73-24 7-21-73zM862 2930l21 73-24 7-21-73zM904 3076l21 73-25 7-20-73zM946 3223l21 73-25 7-21-73zM988 3369l21 73-25 7-21-73zM1030 3516l20 73-24 7-21-73zM1071 3662l21 73-24 7-21-73zM1113 3809l21 73-24 7-21-73zM1155 3955l21 73-24 7-21-73zM1197 4102l21 73-25 7-20-73zM1239 4248l21 73-25 7-21-73zM1281 4395l21 73-25 7-21-73zM1322 4541l21 73-24 7-21-73zM1364 4688l21 73-24 7-21-74zM1406 4834l21 73-24 7-21-73zM1448 4981l21 73-24 7-21-74zM1490 5127l21 73-25 7-20-73zM1532 5274l21 73-25 7-21-74zM1574 5420l21 73-25 7-21-73zM1615 5567l21 73-24 7-21-74zM1657 5713l21 73-24 7-21-73zM1699 5859l21 74-24 7-21-74zM1741 6006l21 73-24 7-21-73zM1783 6152l21 74-25 7-21-74zM1825 6299l21 73-25 7-21-73zM1867 6445l21 74-25 7-21-74zM1908 6592l21 74-24 7-21-73zM1950 6739l21 74-24 7-21-74zM1992 6886l21 73-24 7-21-73zM2034 7032l21 74-24 7-21-74z">
          <text:p/>
        </draw:path>
        <draw:polygon draw:style-name="gr1" draw:text-style-name="P1" draw:layer="layout" svg:width="2.032cm" svg:height="1.016cm" svg:x="7.122cm" svg:y="3.059cm" svg:viewBox="0 0 2033 1017" draw:points="0,0 2033,0 2033,1017 0,1017">
          <text:p/>
        </draw:polygon>
        <draw:polygon draw:style-name="gr2" draw:text-style-name="P2" draw:layer="layout" svg:width="2.032cm" svg:height="1.016cm" svg:x="7.122cm" svg:y="3.059cm" svg:viewBox="0 0 2033 1017" draw:points="0,0 2033,0 2033,1017 0,1017">
          <text:p/>
        </draw:polygon>
        <draw:frame draw:style-name="gr3" draw:text-style-name="P4" draw:layer="layout" svg:width="2.898cm" svg:height="0.289cm" svg:x="4.164cm" svg:y="2.912cm">
          <draw:text-box>
            <text:p text:style-name="P3"><text:span text:style-name="T1">0xffffffff_c0200000</text:span></text:p>
          </draw:text-box>
        </draw:frame>
        <draw:frame draw:style-name="gr5" draw:text-style-name="P6" draw:layer="layout" svg:width="1.094cm" svg:height="0.348cm" svg:x="7.577cm" svg:y="3.225cm">
          <draw:text-box>
            <text:p text:style-name="P3"><text:span text:style-name="T2">Linear</text:span></text:p>
          </draw:text-box>
        </draw:frame>
        <draw:frame draw:style-name="gr5" draw:text-style-name="P6" draw:layer="layout" svg:width="1.276cm" svg:height="0.348cm" svg:x="7.485cm" svg:y="3.581cm">
          <draw:text-box>
            <text:p text:style-name="P3"><text:span text:style-name="T2">Mapping</text:span></text:p>
          </draw:text-box>
        </draw:frame>
        <draw:polygon draw:style-name="gr6" draw:text-style-name="P7" draw:layer="layout" svg:width="2.032cm" svg:height="1.015cm" svg:x="7.122cm" svg:y="5.599cm" svg:viewBox="0 0 2033 1016" draw:points="0,0 2033,0 2033,1016 0,1016">
          <text:p/>
        </draw:polygon>
        <draw:polygon draw:style-name="gr7" draw:text-style-name="P2" draw:layer="layout" svg:width="2.032cm" svg:height="1.015cm" svg:x="7.122cm" svg:y="5.599cm" svg:viewBox="0 0 2033 1016" draw:points="0,0 2033,0 2033,1016 0,1016">
          <text:p/>
        </draw:polygon>
        <draw:frame draw:style-name="gr3" draw:text-style-name="P4" draw:layer="layout" svg:width="2.898cm" svg:height="0.289cm" svg:x="4.164cm" svg:y="3.928cm">
          <draw:text-box>
            <text:p text:style-name="P3"><text:span text:style-name="T1">0xffffffff_40000000</text:span></text:p>
          </draw:text-box>
        </draw:frame>
        <draw:line draw:style-name="gr8" draw:text-style-name="P2" draw:layer="layout" svg:x1="11.173cm" svg:y1="4.316cm" svg:x2="13.204cm" svg:y2="4.316cm">
          <text:p/>
        </draw:line>
        <draw:line draw:style-name="gr9" draw:text-style-name="P2" draw:layer="layout" svg:x1="11.173cm" svg:y1="4.57cm" svg:x2="13.204cm" svg:y2="4.57cm">
          <text:p/>
        </draw:line>
        <draw:line draw:style-name="gr10" draw:text-style-name="P2" draw:layer="layout" svg:x1="11.173cm" svg:y1="4.824cm" svg:x2="13.204cm" svg:y2="4.824cm">
          <text:p/>
        </draw:line>
        <draw:line draw:style-name="gr11" draw:text-style-name="P2" draw:layer="layout" svg:x1="9.154cm" svg:y1="9.853cm" svg:x2="11.186cm" svg:y2="4.583cm">
          <text:p/>
        </draw:line>
        <draw:line draw:style-name="gr12" draw:text-style-name="P2" draw:layer="layout" svg:x1="9.162cm" svg:y1="10.136cm" svg:x2="11.186cm" svg:y2="4.329cm">
          <text:p/>
        </draw:line>
        <draw:polygon draw:style-name="gr13" draw:text-style-name="P8" draw:layer="layout" svg:width="2.031cm" svg:height="0.508cm" svg:x="1.028cm" svg:y="10.169cm" svg:viewBox="0 0 2032 509" draw:points="0,0 2032,0 2032,509 0,509">
          <text:p/>
        </draw:polygon>
        <draw:polygon draw:style-name="gr12" draw:text-style-name="P2" draw:layer="layout" svg:width="2.031cm" svg:height="0.508cm" svg:x="1.028cm" svg:y="10.169cm" svg:viewBox="0 0 2032 509" draw:points="0,0 2032,0 2032,509 0,509">
          <text:p/>
        </draw:polygon>
        <draw:frame draw:style-name="gr5" draw:text-style-name="P6" draw:layer="layout" svg:width="1.276cm" svg:height="0.348cm" svg:x="7.485cm" svg:y="5.942cm">
          <draw:text-box>
            <text:p text:style-name="P3"><text:span text:style-name="T3">INVALID</text:span></text:p>
          </draw:text-box>
        </draw:frame>
        <draw:polygon draw:style-name="gr14" draw:text-style-name="P9" draw:layer="layout" svg:width="2.031cm" svg:height="0.507cm" svg:x="1.028cm" svg:y="9.662cm" svg:viewBox="0 0 2032 508" draw:points="0,0 2032,0 2032,508 0,508">
          <text:p/>
        </draw:polygon>
        <draw:polygon draw:style-name="gr15" draw:text-style-name="P2" draw:layer="layout" svg:width="2.031cm" svg:height="0.507cm" svg:x="1.028cm" svg:y="9.662cm" svg:viewBox="0 0 2032 508" draw:points="0,0 2032,0 2032,508 0,508">
          <text:p/>
        </draw:polygon>
        <draw:frame draw:style-name="gr5" draw:text-style-name="P6" draw:layer="layout" svg:width="0.73cm" svg:height="0.348cm" svg:x="1.666cm" svg:y="10.259cm">
          <draw:text-box>
            <text:p text:style-name="P3"><text:span text:style-name="T2">text</text:span></text:p>
          </draw:text-box>
        </draw:frame>
        <draw:polygon draw:style-name="gr16" draw:text-style-name="P10" draw:layer="layout" svg:width="2.031cm" svg:height="0.508cm" svg:x="1.028cm" svg:y="9.154cm" svg:viewBox="0 0 2032 509" draw:points="0,0 2032,0 2032,509 0,509">
          <text:p/>
        </draw:polygon>
        <draw:polygon draw:style-name="gr17" draw:text-style-name="P2" draw:layer="layout" svg:width="2.031cm" svg:height="0.508cm" svg:x="1.028cm" svg:y="9.154cm" svg:viewBox="0 0 2032 509" draw:points="0,0 2032,0 2032,509 0,509">
          <text:p/>
        </draw:polygon>
        <draw:frame draw:style-name="gr5" draw:text-style-name="P6" draw:layer="layout" svg:width="1.094cm" svg:height="0.348cm" svg:x="1.483cm" svg:y="9.751cm">
          <draw:text-box>
            <text:p text:style-name="P3"><text:span text:style-name="T2">rodata</text:span></text:p>
          </draw:text-box>
        </draw:frame>
        <draw:polygon draw:style-name="gr18" draw:text-style-name="P11" draw:layer="layout" svg:width="2.031cm" svg:height="0.508cm" svg:x="1.028cm" svg:y="8.646cm" svg:viewBox="0 0 2032 509" draw:points="0,0 2032,0 2032,509 0,509">
          <text:p/>
        </draw:polygon>
        <draw:polygon draw:style-name="gr11" draw:text-style-name="P2" draw:layer="layout" svg:width="2.031cm" svg:height="0.508cm" svg:x="1.028cm" svg:y="8.646cm" svg:viewBox="0 0 2032 509" draw:points="0,0 2032,0 2032,509 0,509">
          <text:p/>
        </draw:polygon>
        <draw:frame draw:style-name="gr5" draw:text-style-name="P6" draw:layer="layout" svg:width="0.73cm" svg:height="0.348cm" svg:x="1.666cm" svg:y="9.243cm">
          <draw:text-box>
            <text:p text:style-name="P3"><text:span text:style-name="T2">data</text:span></text:p>
          </draw:text-box>
        </draw:frame>
        <draw:path draw:style-name="gr4" draw:text-style-name="P5" draw:layer="layout" svg:width="4.038cm" svg:height="0.025cm" svg:x="3.059cm" svg:y="6.602cm" svg:viewBox="0 0 4039 26" svg:d="M0 0h77v26h-77zM153 0h76v26h-76zM305 0h76v26h-76zM457 0h77v26h-77zM610 0h76v26h-76zM762 0h76v26h-76zM915 0h76v26h-76zM1067 0h76v26h-76zM1219 0h76v26h-76zM1372 0h76v26h-76zM1524 0h76v26h-76zM1676 0h77v26h-77zM1829 0h76v26h-76zM1981 0h76v26h-76zM2133 0h77v26h-77zM2286 0h76v26h-76zM2438 0h76v26h-76zM2590 0h77v26h-77zM2743 0h76v26h-76zM2895 0h76v26h-76zM3049 0h76v26h-76zM3201 0h76v26h-76zM3353 0h76v26h-76zM3506 0h76v26h-76zM3658 0h76v26h-76zM3810 0h77v26h-77zM3963 0h76v26h-76z">
          <text:p/>
        </draw:path>
        <draw:polygon draw:style-name="gr19" draw:text-style-name="P12" draw:layer="layout" svg:width="2.031cm" svg:height="0.508cm" svg:x="1.028cm" svg:y="6.614cm" svg:viewBox="0 0 2032 509" draw:points="0,0 2032,0 2032,509 0,509">
          <text:p/>
        </draw:polygon>
        <draw:polygon draw:style-name="gr20" draw:text-style-name="P2" draw:layer="layout" svg:width="2.031cm" svg:height="0.508cm" svg:x="1.028cm" svg:y="6.614cm" svg:viewBox="0 0 2032 509" draw:points="0,0 2032,0 2032,509 0,509">
          <text:p/>
        </draw:polygon>
        <draw:frame draw:style-name="gr5" draw:text-style-name="P6" draw:layer="layout" svg:width="0.548cm" svg:height="0.348cm" svg:x="1.757cm" svg:y="8.735cm">
          <draw:text-box>
            <text:p text:style-name="P3"><text:span text:style-name="T2">bss</text:span></text:p>
          </draw:text-box>
        </draw:frame>
        <draw:polygon draw:style-name="gr21" draw:text-style-name="P13" draw:layer="layout" svg:width="2.031cm" svg:height="0.508cm" svg:x="1.028cm" svg:y="7.884cm" svg:viewBox="0 0 2032 509" draw:points="0,0 2032,0 2032,509 0,509">
          <text:p/>
        </draw:polygon>
        <draw:polygon draw:style-name="gr7" draw:text-style-name="P2" draw:layer="layout" svg:width="2.031cm" svg:height="0.508cm" svg:x="1.028cm" svg:y="7.884cm" svg:viewBox="0 0 2032 509" draw:points="0,0 2032,0 2032,509 0,509">
          <text:p/>
        </draw:polygon>
        <draw:frame draw:style-name="gr5" draw:text-style-name="P6" draw:layer="layout" svg:width="0.912cm" svg:height="0.348cm" svg:x="1.574cm" svg:y="6.704cm">
          <draw:text-box>
            <text:p text:style-name="P3"><text:span text:style-name="T2">stack</text:span></text:p>
          </draw:text-box>
        </draw:frame>
        <draw:frame draw:style-name="gr5" draw:text-style-name="P6" draw:layer="layout" svg:width="0.73cm" svg:height="0.348cm" svg:x="1.666cm" svg:y="7.974cm">
          <draw:text-box>
            <text:p text:style-name="P3"><text:span text:style-name="T3">mmap</text:span></text:p>
          </draw:text-box>
        </draw:frame>
        <draw:frame draw:style-name="gr3" draw:text-style-name="P4" draw:layer="layout" svg:width="2.898cm" svg:height="0.289cm" svg:x="4.164cm" svg:y="5.451cm">
          <draw:text-box>
            <text:p text:style-name="P3"><text:span text:style-name="T1">0xffffff80_00000000</text:span></text:p>
          </draw:text-box>
        </draw:frame>
        <draw:path draw:style-name="gr4" draw:text-style-name="P5" draw:layer="layout" svg:width="4.038cm" svg:height="0.025cm" svg:x="3.059cm" svg:y="11.173cm" svg:viewBox="0 0 4039 26" svg:d="M0 0h77v26h-77zM153 0h76v26h-76zM305 0h76v26h-76zM457 0h77v26h-77zM610 0h76v26h-76zM762 0h76v26h-76zM915 0h76v26h-76zM1067 0h76v26h-76zM1219 0h76v26h-76zM1372 0h76v26h-76zM1524 0h76v26h-76zM1676 0h77v26h-77zM1829 0h76v26h-76zM1981 0h76v26h-76zM2133 0h77v26h-77zM2286 0h76v26h-76zM2438 0h76v26h-76zM2590 0h77v26h-77zM2743 0h76v26h-76zM2895 0h76v26h-76zM3049 0h76v26h-76zM3201 0h76v26h-76zM3353 0h76v26h-76zM3506 0h76v26h-76zM3658 0h76v26h-76zM3810 0h77v26h-77zM3963 0h76v26h-76z">
          <text:p/>
        </draw:path>
        <draw:line draw:style-name="gr17" draw:text-style-name="P2" draw:layer="layout" svg:x1="9.162cm" svg:y1="10.39cm" svg:x2="11.186cm" svg:y2="4.837cm">
          <text:p/>
        </draw:line>
        <draw:polygon draw:style-name="gr1" draw:text-style-name="P1" draw:layer="layout" svg:width="2.032cm" svg:height="4.571cm" svg:x="7.122cm" svg:y="6.614cm" svg:viewBox="0 0 2033 4572" draw:points="0,0 2033,0 2033,4572 0,4572">
          <text:p/>
        </draw:polygon>
        <draw:polygon draw:style-name="gr2" draw:text-style-name="P2" draw:layer="layout" svg:width="2.032cm" svg:height="4.571cm" svg:x="7.122cm" svg:y="6.614cm" svg:viewBox="0 0 2033 4572" draw:points="0,0 2033,0 2033,4572 0,4572">
          <text:p/>
        </draw:polygon>
        <draw:frame draw:style-name="gr5" draw:text-style-name="P6" draw:layer="layout" svg:width="2.344cm" svg:height="0.348cm" svg:x="1.026cm" svg:y="6.196cm">
          <draw:text-box>
            <text:p text:style-name="P3"><text:span text:style-name="T2">User</text:span><text:span text:style-name="T2"><text:tab/></text:span><text:span text:style-name="T2">Layout</text:span></text:p>
          </draw:text-box>
        </draw:frame>
        <draw:line draw:style-name="gr10" draw:text-style-name="P2" draw:layer="layout" svg:x1="7.11cm" svg:y1="10.402cm" svg:x2="9.141cm" svg:y2="10.402cm">
          <text:p/>
        </draw:line>
        <draw:line draw:style-name="gr8" draw:text-style-name="P2" draw:layer="layout" svg:x1="7.11cm" svg:y1="10.139cm" svg:x2="9.141cm" svg:y2="10.139cm">
          <text:p/>
        </draw:line>
        <draw:line draw:style-name="gr9" draw:text-style-name="P2" draw:layer="layout" svg:x1="7.11cm" svg:y1="9.894cm" svg:x2="9.141cm" svg:y2="9.894cm">
          <text:p/>
        </draw:line>
        <draw:polygon draw:style-name="gr1" draw:text-style-name="P1" draw:layer="layout" svg:width="2.032cm" svg:height="1.524cm" svg:x="7.122cm" svg:y="4.075cm" svg:viewBox="0 0 2033 1525" draw:points="0,0 2033,0 2033,1525 0,1525">
          <text:p/>
        </draw:polygon>
        <draw:polygon draw:style-name="gr2" draw:text-style-name="P2" draw:layer="layout" svg:width="2.032cm" svg:height="1.524cm" svg:x="7.122cm" svg:y="4.075cm" svg:viewBox="0 0 2033 1525" draw:points="0,0 2033,0 2033,1525 0,1525">
          <text:p/>
        </draw:polygon>
        <draw:frame draw:style-name="gr5" draw:text-style-name="P6" draw:layer="layout" svg:width="0.73cm" svg:height="0.348cm" svg:x="7.76cm" svg:y="8.735cm">
          <draw:text-box>
            <text:p text:style-name="P3"><text:span text:style-name="T2">User</text:span></text:p>
          </draw:text-box>
        </draw:frame>
        <draw:frame draw:style-name="gr5" draw:text-style-name="P6" draw:layer="layout" svg:width="0.548cm" svg:height="0.348cm" svg:x="7.851cm" svg:y="4.672cm">
          <draw:text-box>
            <text:p text:style-name="P3"><text:span text:style-name="T2">...</text:span></text:p>
          </draw:text-box>
        </draw:frame>
        <draw:polygon draw:style-name="gr1" draw:text-style-name="P1" draw:layer="layout" svg:width="2.032cm" svg:height="0.508cm" svg:x="11.185cm" svg:y="10.169cm" svg:viewBox="0 0 2033 509" draw:points="0,0 2033,0 2033,509 0,509">
          <text:p/>
        </draw:polygon>
        <draw:polygon draw:style-name="gr2" draw:text-style-name="P2" draw:layer="layout" svg:width="2.032cm" svg:height="0.508cm" svg:x="11.185cm" svg:y="10.169cm" svg:viewBox="0 0 2033 509" draw:points="0,0 2033,0 2033,509 0,509">
          <text:p/>
        </draw:polygon>
        <draw:frame draw:style-name="gr3" draw:text-style-name="P4" draw:layer="layout" svg:width="1.526cm" svg:height="0.289cm" svg:x="13.255cm" svg:y="10.53cm">
          <draw:text-box>
            <text:p text:style-name="P3"><text:span text:style-name="T1">0x10000000</text:span></text:p>
          </draw:text-box>
        </draw:frame>
        <draw:polygon draw:style-name="gr1" draw:text-style-name="P1" draw:layer="layout" svg:width="2.032cm" svg:height="0.508cm" svg:x="11.185cm" svg:y="10.677cm" svg:viewBox="0 0 2033 509" draw:points="0,0 2033,0 2033,509 0,509">
          <text:p/>
        </draw:polygon>
        <draw:polygon draw:style-name="gr2" draw:text-style-name="P2" draw:layer="layout" svg:width="2.032cm" svg:height="0.508cm" svg:x="11.185cm" svg:y="10.677cm" svg:viewBox="0 0 2033 509" draw:points="0,0 2033,0 2033,509 0,509">
          <text:p/>
        </draw:polygon>
        <draw:frame draw:style-name="gr5" draw:text-style-name="P6" draw:layer="layout" svg:width="1.094cm" svg:height="0.348cm" svg:x="11.64cm" svg:y="10.259cm">
          <draw:text-box>
            <text:p text:style-name="P3"><text:span text:style-name="T2">Device</text:span></text:p>
          </draw:text-box>
        </draw:frame>
        <draw:polygon draw:style-name="gr1" draw:text-style-name="P1" draw:layer="layout" svg:width="2.031cm" svg:height="4.571cm" svg:x="1.028cm" svg:y="1.028cm" svg:viewBox="0 0 2032 4572" draw:points="0,0 2032,0 2032,4572 0,4572">
          <text:p/>
        </draw:polygon>
        <draw:polygon draw:style-name="gr2" draw:text-style-name="P2" draw:layer="layout" svg:width="2.031cm" svg:height="4.571cm" svg:x="1.028cm" svg:y="1.028cm" svg:viewBox="0 0 2032 4572" draw:points="0,0 2032,0 2032,4572 0,4572">
          <text:p/>
        </draw:polygon>
        <draw:polygon draw:style-name="gr13" draw:text-style-name="P8" draw:layer="layout" svg:width="2.031cm" svg:height="0.508cm" svg:x="1.028cm" svg:y="5.091cm" svg:viewBox="0 0 2032 509" draw:points="0,0 2032,0 2032,509 0,509">
          <text:p/>
        </draw:polygon>
        <draw:polygon draw:style-name="gr12" draw:text-style-name="P2" draw:layer="layout" svg:width="2.031cm" svg:height="0.508cm" svg:x="1.028cm" svg:y="5.091cm" svg:viewBox="0 0 2032 509" draw:points="0,0 2032,0 2032,509 0,509">
          <text:p/>
        </draw:polygon>
        <draw:frame draw:style-name="gr5" draw:text-style-name="P6" draw:layer="layout" svg:width="1.458cm" svg:height="0.348cm" svg:x="11.457cm" svg:y="10.767cm">
          <draw:text-box>
            <text:p text:style-name="P3"><text:span text:style-name="T2">CLINT...</text:span></text:p>
          </draw:text-box>
        </draw:frame>
        <draw:polygon draw:style-name="gr14" draw:text-style-name="P9" draw:layer="layout" svg:width="2.031cm" svg:height="0.508cm" svg:x="1.028cm" svg:y="4.583cm" svg:viewBox="0 0 2032 509" draw:points="0,0 2032,0 2032,509 0,509">
          <text:p/>
        </draw:polygon>
        <draw:polygon draw:style-name="gr15" draw:text-style-name="P2" draw:layer="layout" svg:width="2.031cm" svg:height="0.508cm" svg:x="1.028cm" svg:y="4.583cm" svg:viewBox="0 0 2032 509" draw:points="0,0 2032,0 2032,509 0,509">
          <text:p/>
        </draw:polygon>
        <draw:frame draw:style-name="gr5" draw:text-style-name="P6" draw:layer="layout" svg:width="0.73cm" svg:height="0.348cm" svg:x="1.666cm" svg:y="5.18cm">
          <draw:text-box>
            <text:p text:style-name="P3"><text:span text:style-name="T2">text</text:span></text:p>
          </draw:text-box>
        </draw:frame>
        <draw:polygon draw:style-name="gr16" draw:text-style-name="P10" draw:layer="layout" svg:width="2.031cm" svg:height="0.508cm" svg:x="1.028cm" svg:y="4.075cm" svg:viewBox="0 0 2032 509" draw:points="0,0 2032,0 2032,509 0,509">
          <text:p/>
        </draw:polygon>
        <draw:polygon draw:style-name="gr17" draw:text-style-name="P2" draw:layer="layout" svg:width="2.031cm" svg:height="0.508cm" svg:x="1.028cm" svg:y="4.075cm" svg:viewBox="0 0 2032 509" draw:points="0,0 2032,0 2032,509 0,509">
          <text:p/>
        </draw:polygon>
        <draw:frame draw:style-name="gr5" draw:text-style-name="P6" draw:layer="layout" svg:width="1.094cm" svg:height="0.348cm" svg:x="1.483cm" svg:y="4.672cm">
          <draw:text-box>
            <text:p text:style-name="P3"><text:span text:style-name="T2">rodata</text:span></text:p>
          </draw:text-box>
        </draw:frame>
        <draw:polygon draw:style-name="gr18" draw:text-style-name="P11" draw:layer="layout" svg:width="2.031cm" svg:height="0.508cm" svg:x="1.028cm" svg:y="3.059cm" svg:viewBox="0 0 2032 509" draw:points="0,0 2032,0 2032,509 0,509">
          <text:p/>
        </draw:polygon>
        <draw:polygon draw:style-name="gr11" draw:text-style-name="P2" draw:layer="layout" svg:width="2.031cm" svg:height="0.508cm" svg:x="1.028cm" svg:y="3.059cm" svg:viewBox="0 0 2032 509" draw:points="0,0 2032,0 2032,509 0,509">
          <text:p/>
        </draw:polygon>
        <draw:frame draw:style-name="gr5" draw:text-style-name="P6" draw:layer="layout" svg:width="0.73cm" svg:height="0.348cm" svg:x="1.666cm" svg:y="4.165cm">
          <draw:text-box>
            <text:p text:style-name="P3"><text:span text:style-name="T2">data</text:span></text:p>
          </draw:text-box>
        </draw:frame>
        <draw:frame draw:style-name="gr5" draw:text-style-name="P6" draw:layer="layout" svg:width="0.548cm" svg:height="0.348cm" svg:x="1.757cm" svg:y="3.149cm">
          <draw:text-box>
            <text:p text:style-name="P3"><text:span text:style-name="T2">bss</text:span></text:p>
          </draw:text-box>
        </draw:frame>
        <draw:path draw:style-name="gr4" draw:text-style-name="P5" draw:layer="layout" svg:width="4.076cm" svg:height="2.56cm" svg:x="3.053cm" svg:y="3.049cm" svg:viewBox="0 0 4077 2561" svg:d="M0 2540l64-40 14 21-65 40zM129 2459l64-40 14 21-65 41zM258 2378l65-40 13 22-64 40zM387 2298l65-41 13 22-64 40zM516 2217l65-40 14 21-65 40zM646 2136l64-40 14 21-65 41zM775 2055l64-40 14 22-65 40zM904 1975l65-41 13 22-64 40zM1033 1894l65-40 13 21-64 40zM1162 1813l65-40 14 21-65 41zM1292 1732l64-40 14 22-65 40zM1421 1652l64-41 14 22-65 40zM1550 1571l65-40 13 21-64 40zM1679 1490l65-40 13 21-64 41zM1808 1409l65-40 14 22-65 40zM1938 1329l64-41 14 22-65 40zM2067 1248l64-40 14 21-65 40zM2196 1167l65-40 13 21-64 41zM2325 1086l65-40 13 22-64 40zM2454 1006l65-41 14 22-65 40zM2584 925l64-40 14 21-65 40zM2713 844l64-40 14 21-65 41zM2842 762l65-40 13 22-64 40zM2971 682l65-41 13 22-64 40zM3101 601l65-40 14 21-65 40zM3231 520l64-40 14 21-65 41zM3360 439l64-40 14 22-65 40zM3489 359l65-41 13 22-64 40zM3618 278l65-40 13 21-64 40zM3747 197l65-40 14 21-65 41zM3877 116l64-40 14 22-65 40zM4006 36l58-36 13 21-58 36z">
          <text:p/>
        </draw:path>
        <draw:path draw:style-name="gr4" draw:text-style-name="P5" draw:layer="layout" svg:width="0.025cm" svg:height="1.27cm" svg:x="7.11cm" svg:y="0.774cm" svg:viewBox="0 0 26 1271" svg:d="M26 0v76h-26v-76zM26 152v77h-26v-77zM26 305v76h-26v-76zM26 457v76h-26v-76zM26 609v77h-26v-77zM26 762v76h-26v-76zM26 914v76h-26v-76zM26 1067v77h-26v-77zM26 1220v51h-26v-51z">
          <text:p/>
        </draw:path>
        <draw:frame draw:style-name="gr5" draw:text-style-name="P6" draw:layer="layout" svg:width="2.344cm" svg:height="0.348cm" svg:x="0.843cm" svg:y="0.61cm">
          <draw:text-box>
            <text:p text:style-name="P3"><text:span text:style-name="T2">Kernel</text:span><text:span text:style-name="T2"><text:tab/></text:span><text:span text:style-name="T2">Layout</text:span></text:p>
          </draw:text-box>
        </draw:frame>
        <draw:path draw:style-name="gr4" draw:text-style-name="P5" draw:layer="layout" svg:width="4.069cm" svg:height="1.04cm" svg:x="3.056cm" svg:y="1.016cm" svg:viewBox="0 0 4070 1041" svg:d="M6 0l74 18-6 25-74-19zM154 37l74 18-6 25-74-19zM302 74l74 18-6 25-74-19zM450 110l74 19-6 25-74-19zM598 147l74 19-7 25-73-19zM746 184l73 19-6 24-74-18zM893 221l74 19-6 24-74-18zM1041 258l74 19-6 24-74-18zM1189 295l74 19-6 24-74-18zM1337 332l74 19-7 24-73-18zM1485 369l73 19-6 24-74-18zM1632 406l74 19-6 24-74-18zM1780 443l74 19-6 24-74-18zM1928 480l74 18-6 25-74-18zM2076 517l74 18-6 26-74-19zM2224 555l74 18-7 25-74-18zM2371 592l74 18-6 25-74-19zM2519 629l74 18-6 25-74-19zM2667 666l74 18-6 25-74-19zM2815 703l74 18-6 25-74-19zM2963 740l74 18-7 25-74-19zM3111 777l74 18-6 25-74-19zM3259 814l74 18-6 25-74-19zM3407 851l74 18-6 25-74-19zM3555 887l74 19-6 25-74-19zM3703 924l74 19-7 25-73-19zM3851 961l73 19-6 24-74-18zM3998 998l72 18-6 25-72-18z">
          <text:p/>
        </draw:path>
        <draw:polygon draw:style-name="gr19" draw:text-style-name="P12" draw:layer="layout" svg:width="2.031cm" svg:height="0.508cm" svg:x="1.028cm" svg:y="3.567cm" svg:viewBox="0 0 2032 509" draw:points="0,0 2032,0 2032,509 0,509">
          <text:p/>
        </draw:polygon>
        <draw:polygon draw:style-name="gr20" draw:text-style-name="P2" draw:layer="layout" svg:width="2.031cm" svg:height="0.508cm" svg:x="1.028cm" svg:y="3.567cm" svg:viewBox="0 0 2032 509" draw:points="0,0 2032,0 2032,509 0,509">
          <text:p/>
        </draw:polygon>
        <draw:frame draw:style-name="gr3" draw:text-style-name="P4" draw:layer="layout" svg:width="2.898cm" svg:height="0.289cm" svg:x="4.164cm" svg:y="0.88cm">
          <draw:text-box>
            <text:p text:style-name="P3"><text:span text:style-name="T1">0xffffffff_ffffffff</text:span></text:p>
          </draw:text-box>
        </draw:frame>
        <draw:polygon draw:style-name="gr6" draw:text-style-name="P7" draw:layer="layout" svg:width="2.031cm" svg:height="0.508cm" svg:x="1.028cm" svg:y="10.677cm" svg:viewBox="0 0 2032 509" draw:points="0,0 2032,0 2032,509 0,509">
          <text:p/>
        </draw:polygon>
        <draw:polygon draw:style-name="gr7" draw:text-style-name="P2" draw:layer="layout" svg:width="2.031cm" svg:height="0.508cm" svg:x="1.028cm" svg:y="10.677cm" svg:viewBox="0 0 2032 509" draw:points="0,0 2032,0 2032,509 0,509">
          <text:p/>
        </draw:polygon>
        <draw:frame draw:style-name="gr5" draw:text-style-name="P6" draw:layer="layout" svg:width="0.912cm" svg:height="0.348cm" svg:x="1.574cm" svg:y="3.657cm">
          <draw:text-box>
            <text:p text:style-name="P3"><text:span text:style-name="T2">stack</text:span></text:p>
          </draw:text-box>
        </draw:frame>
        <draw:polygon draw:style-name="gr22" draw:text-style-name="P14" draw:layer="layout" svg:width="2.031cm" svg:height="2.031cm" svg:x="1.028cm" svg:y="1.028cm" svg:viewBox="0 0 2032 2032" draw:points="0,0 2032,0 2032,2032 0,2032">
          <text:p/>
        </draw:polygon>
        <draw:polygon draw:style-name="gr23" draw:text-style-name="P2" draw:layer="layout" svg:width="2.031cm" svg:height="2.031cm" svg:x="1.028cm" svg:y="1.028cm" svg:viewBox="0 0 2032 2032" draw:points="0,0 2032,0 2032,2032 0,2032">
          <text:p/>
        </draw:polygon>
        <draw:frame draw:style-name="gr5" draw:text-style-name="P6" draw:layer="layout" svg:width="1.276cm" svg:height="0.348cm" svg:x="1.391cm" svg:y="10.767cm">
          <draw:text-box>
            <text:p text:style-name="P3"><text:span text:style-name="T3">INVALID</text:span></text:p>
          </draw:text-box>
        </draw:frame>
        <draw:polygon draw:style-name="gr21" draw:text-style-name="P13" draw:layer="layout" svg:width="2.031cm" svg:height="0.508cm" svg:x="1.028cm" svg:y="7.376cm" svg:viewBox="0 0 2032 509" draw:points="0,0 2032,0 2032,509 0,509">
          <text:p/>
        </draw:polygon>
        <draw:polygon draw:style-name="gr7" draw:text-style-name="P2" draw:layer="layout" svg:width="2.031cm" svg:height="0.508cm" svg:x="1.028cm" svg:y="7.376cm" svg:viewBox="0 0 2032 509" draw:points="0,0 2032,0 2032,509 0,509">
          <text:p/>
        </draw:polygon>
        <draw:frame draw:style-name="gr5" draw:text-style-name="P6" draw:layer="layout" svg:width="0.73cm" svg:height="0.348cm" svg:x="1.666cm" svg:y="1.879cm">
          <draw:text-box>
            <text:p text:style-name="P3"><text:span text:style-name="T2">heap</text:span></text:p>
          </draw:text-box>
        </draw:frame>
        <draw:polygon draw:style-name="gr1" draw:text-style-name="P1" draw:layer="layout" svg:width="2.032cm" svg:height="1.016cm" svg:x="7.122cm" svg:y="1.028cm" svg:viewBox="0 0 2033 1017" draw:points="0,0 2033,0 2033,1017 0,1017">
          <text:p/>
        </draw:polygon>
        <draw:polygon draw:style-name="gr2" draw:text-style-name="P2" draw:layer="layout" svg:width="2.032cm" svg:height="1.016cm" svg:x="7.122cm" svg:y="1.028cm" svg:viewBox="0 0 2033 1017" draw:points="0,0 2033,0 2033,1017 0,1017">
          <text:p/>
        </draw:polygon>
        <draw:frame draw:style-name="gr5" draw:text-style-name="P6" draw:layer="layout" svg:width="0.73cm" svg:height="0.348cm" svg:x="1.666cm" svg:y="7.466cm">
          <draw:text-box>
            <text:p text:style-name="P3"><text:span text:style-name="T3">mmap</text:span></text:p>
          </draw:text-box>
        </draw:frame>
        <draw:frame draw:style-name="gr5" draw:text-style-name="P6" draw:layer="layout" svg:width="1.094cm" svg:height="0.348cm" svg:x="7.577cm" svg:y="1.194cm">
          <draw:text-box>
            <text:p text:style-name="P3"><text:span text:style-name="T2">Linear</text:span></text:p>
          </draw:text-box>
        </draw:frame>
        <draw:path draw:style-name="gr4" draw:text-style-name="P5" draw:layer="layout" svg:width="2.031cm" svg:height="0.026cm" svg:x="9.154cm" svg:y="1.015cm" svg:viewBox="0 0 2032 27" svg:d="M0 0h76v27h-76zM152 0h76v27h-76zM304 0h77v27h-77zM457 0h76v27h-76zM609 0h76v27h-76zM762 0h76v27h-76zM914 0h76v27h-76zM1066 0h76v27h-76zM1219 0h76v27h-76zM1371 0h76v27h-76zM1523 0h77v27h-77zM1676 0h76v27h-76zM1828 0h76v27h-76zM1980 0h52v27h-52z">
          <text:p/>
        </draw:path>
        <draw:frame draw:style-name="gr5" draw:text-style-name="P6" draw:layer="layout" svg:width="1.276cm" svg:height="0.348cm" svg:x="7.485cm" svg:y="1.549cm">
          <draw:text-box>
            <text:p text:style-name="P3"><text:span text:style-name="T2">Mapping</text:span></text:p>
          </draw:text-box>
        </draw:frame>
        <draw:frame draw:style-name="gr3" draw:text-style-name="P4" draw:layer="layout" svg:width="1.526cm" svg:height="0.289cm" svg:x="13.255cm" svg:y="0.88cm">
          <draw:text-box>
            <text:p text:style-name="P3"><text:span text:style-name="T1">0xc000000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New1" svg:font-family="CourierNew"/>
    <style:font-face style:name="CourierNew" svg:font-family="CourierNew" style:font-pitch="variable"/>
    <style:font-face style:name="Liberation Serif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Noto Serif CJK SC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2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2-28T10:14:05.231785485</dc:date>
    <meta:editing-duration>PT33S</meta:editing-duration>
    <meta:editing-cycles>1</meta:editing-cycles>
    <meta:document-statistic meta:object-count="123"/>
    <meta:generator>LibreOffice/6.4.0.3$Linux_X86_64 LibreOffice_project/40$Build-3</meta:generator>
  </office:meta>
</office:document-meta>
</file>